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fo:font-size="14pt" style:font-size-asian="14pt" style:font-size-complex="14pt"/>
    </style:style>
    <style:style style:name="P2" style:parent-style-name="Standard" style:list-style-name="LFO5" style:family="paragraph"/>
    <style:style style:name="P3" style:parent-style-name="Standard" style:list-style-name="LFO5" style:family="paragraph"/>
    <style:style style:name="P4" style:parent-style-name="Standard" style:list-style-name="LFO5" style:family="paragraph"/>
    <style:style style:name="P5" style:parent-style-name="Standard" style:list-style-name="LFO6" style:family="paragraph"/>
    <style:style style:name="P6" style:parent-style-name="Standard" style:list-style-name="LFO6" style:family="paragraph"/>
    <style:style style:name="P7" style:parent-style-name="Standard" style:list-style-name="LFO6" style:family="paragraph"/>
    <style:style style:name="P8" style:parent-style-name="Standard" style:list-style-name="LFO7" style:family="paragraph"/>
    <style:style style:name="P9" style:parent-style-name="Standard" style:list-style-name="LFO7" style:family="paragraph"/>
    <style:style style:name="P10" style:parent-style-name="Standard" style:list-style-name="LFO7" style:family="paragraph"/>
    <style:style style:name="P11" style:parent-style-name="Standard" style:list-style-name="LFO7" style:family="paragraph"/>
    <style:style style:name="T12" style:parent-style-name="DefaultParagraphFont" style:family="text">
      <style:text-properties style:text-position="super 66.6%"/>
    </style:style>
    <style:style style:name="P13" style:parent-style-name="Standard" style:list-style-name="LFO8" style:family="paragraph"/>
    <style:style style:name="P14" style:parent-style-name="Standard" style:list-style-name="LFO8" style:family="paragraph"/>
    <style:style style:name="P15" style:parent-style-name="Standard" style:list-style-name="LFO8" style:family="paragraph"/>
    <style:style style:name="P16" style:parent-style-name="Standard" style:list-style-name="LFO8" style:family="paragraph"/>
    <style:style style:name="P17" style:parent-style-name="Standard" style:list-style-name="LFO8" style:family="paragraph"/>
    <style:style style:name="P18" style:parent-style-name="Standard" style:list-style-name="LFO8" style:family="paragraph"/>
    <style:style style:name="P19" style:parent-style-name="Standard" style:family="paragraph">
      <style:paragraph-properties fo:margin-left="0.5in">
        <style:tab-stops/>
      </style:paragraph-properties>
    </style:style>
  </office:automatic-styles>
  <office:body>
    <office:text text:use-soft-page-breaks="true">
      <text:p text:style-name="P1">Meeting Notes</text:p>
      <text:p text:style-name="Standard"/>
      <text:p text:style-name="Standard">Date of meeting:<text:s/>20/02/2020</text:p>
      <text:p text:style-name="Standard">Members present: Jarrad, Spencer, James, George, Nabil</text:p>
      <text:p text:style-name="Standard">Length of meeting:<text:s/>1hr 30m</text:p>
      <text:p text:style-name="Standard"/>
      <text:p text:style-name="Standard"/>
      <text:p text:style-name="Standard">What was done last week?:</text:p>
      <text:list text:style-name="LFO5" text:continue-numbering="true">
        <text:list-item>
          <text:p text:style-name="P2">Spencer implemented Audio</text:p>
        </text:list-item>
        <text:list-item>
          <text:p text:style-name="P3">George laid foundation for particle system</text:p>
        </text:list-item>
        <text:list-item>
          <text:p text:style-name="P4">George added renderer improvements</text:p>
        </text:list-item>
      </text:list>
      <text:p text:style-name="Standard"/>
      <text:p text:style-name="Standard">What wasn’t done last week?:</text:p>
      <text:list text:style-name="LFO6" text:continue-numbering="true">
        <text:list-item>
          <text:p text:style-name="P5">Spencer failed to implement NanoGUI. It was decided that it would be better to build our own<text:s/>UI library as using CMake posed too big of a challenge. The learning experience of building our own library will be very valuable.</text:p>
        </text:list-item>
        <text:list-item>
          <text:p text:style-name="P6">James made progress on the physics system but failed to complete it, this isn’t an issue as we are ahead of schedule</text:p>
        </text:list-item>
        <text:list-item>
          <text:p text:style-name="P7">The model loader was not fully implemented however progress was made towards it</text:p>
        </text:list-item>
      </text:list>
      <text:p text:style-name="Standard"/>
      <text:p text:style-name="Standard">What did we discuss this week?:</text:p>
      <text:list text:style-name="LFO7" text:continue-numbering="true">
        <text:list-item>
          <text:p text:style-name="P8">We discussed our timeline and what we wanted to get done by the end of March which is a deadline we have set ourselves for implementing the major parts of our game</text:p>
        </text:list-item>
        <text:list-item>
          <text:p text:style-name="P9">We discussed our strategy for creating the actual game project within visual studio</text:p>
        </text:list-item>
        <text:list-item>
          <text:p text:style-name="P10">We discussed what features we might add should we finish everything we had set ourselves. This included frame buffer split screen, networking etc. however nothing was decided as it is too early in the process</text:p>
        </text:list-item>
        <text:list-item>
          <text:p text:style-name="P11">We discussed about how we would be affected by reading week and decided we would do a<text:s/>two-week<text:s/>sprint, meaning our next meeting will be on the 5<text:span text:style-name="T12">th</text:span><text:s/>of March</text:p>
        </text:list-item>
      </text:list>
      <text:p text:style-name="Standard"/>
      <text:p text:style-name="Standard">What are we going to do this week<text:s/>(two weeks)?:</text:p>
      <text:list text:style-name="LFO8" text:continue-numbering="true">
        <text:list-item>
          <text:p text:style-name="P13">Spencer will create the UI system</text:p>
        </text:list-item>
        <text:list-item>
          <text:p text:style-name="P14">Jarrad will create the game project and integrate the camera with a plane and texture attached to it</text:p>
        </text:list-item>
        <text:list-item>
          <text:p text:style-name="P15">George will finish the particle system</text:p>
        </text:list-item>
        <text:list-item>
          <text:p text:style-name="P16">Nabil will fully implement model loading</text:p>
        </text:list-item>
        <text:list-item>
          <text:p text:style-name="P17">Jarrad will make floor texture &amp; terrain models</text:p>
        </text:list-item>
        <text:list-item>
          <text:p text:style-name="P18">James will implement the physics system</text:p>
        </text:list-item>
      </text:list>
      <text:p text:style-name="P19"/>
      <text:p text:style-name="Standard"/>
      <text:p text:style-name="Standard">Date of next meeting:<text:s/>05/03/2020</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pencer Deane</meta:initial-creator>
    <dc:creator>Spencer Deane</dc:creator>
    <meta:creation-date>2020-02-20T11:07:00Z</meta:creation-date>
    <dc:date>2020-02-20T11:09:00Z</dc:date>
    <meta:template xlink:href="Normal.dotm" xlink:type="simple"/>
    <meta:editing-cycles>9</meta:editing-cycles>
    <meta:editing-duration>PT180S</meta:editing-duration>
    <meta:document-statistic meta:page-count="1" meta:paragraph-count="3" meta:word-count="259" meta:character-count="1738" meta:row-count="12" meta:non-whitespace-character-count="1482"/>
  </office:meta>
</office:document-meta>
</file>